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Mangal1" svg:font-family="Manga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Helvetica" fo:font-size="9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.0693in" loext:contextual-spacing="false" fo:line-height="138%" style:writing-mode="lr-tb"/>
    </style:style>
    <style:style style:name="P6" style:family="paragraph" style:parent-style-name="Text_20_body">
      <style:paragraph-properties fo:margin-top="0in" fo:margin-bottom="0.0693in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Times" fo:font-size="10pt" fo:font-style="italic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.0693in" loext:contextual-spacing="false" fo:line-height="138%" fo:text-indent="3.0134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left="0.5in" fo:margin-right="0in" fo:margin-top="0in" fo:margin-bottom="0.0693in" loext:contextual-spacing="false" fo:line-height="138%" fo:text-indent="2.5626in" style:auto-text-indent="false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break-before="page"/>
    </style:style>
    <style:style style:name="T1" style:family="text">
      <style:text-properties style:font-name="Times" fo:font-size="14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fe56d28-a1ec-7814-b9c9-8ddde102cc93"/>CJPR_01 - Core Java Programming </text:p>
      <text:p text:style-name="P1">1. Asociați conceptele cu definiția adecvată.</text:p>
      <text:p text:style-name="P2">a) JSP                                                    a) tehnologie de crearea a</text:p>
      <text:p text:style-name="P2">b) Swing                                                    interfeței de utilizator grafice </text:p>
      <text:p text:style-name="P2">c) JIT                                                     b) tehnologie de dezvoltare a</text:p>
      <text:p text:style-name="P2">d) JavaFX                                                   aplicațiilor client </text:p>
      <text:p text:style-name="P3">                                                              <text:span text:style-name="T1">c) o parte a mașinii virtuale</text:span></text:p>
      <text:p text:style-name="P7">     <text:span text:style-name="T1">care accelerează interpretarea </text:span></text:p>
      <text:p text:style-name="P8">d) tehnologie care permite integrarea codului Java in HTML</text:p>
      <text:p text:style-name="Text_20_body"/>
      <text:p text:style-name="P1">2. Codul sursă Java se traduce în codul:</text:p>
      <text:p text:style-name="P1">a) bytecode b) programul mașinii c) C d) C++ </text:p>
      <text:p text:style-name="P1">3. Completați textul prin adăugarea cuvintelor lipsă.</text:p>
      <text:p text:style-name="P2">Răspunsuri oferite: JVM, JRE, JDK, JIT, JVV</text:p>
      <text:p text:style-name="P2">Pentru ca o aplicație scrisă în Java să fie executată cu succes pe un sistem, acesta trebuie să posede</text:p>
      <text:p text:style-name="P4">© Copyright Link group 19 / 22</text:p>
      <text:p text:style-name="P6">Curs: Core Java Programming Modul: Introducere în Java și în mediul său Unitate: Introducere în Java</text:p>
      <text:p text:style-name="P2">________ şi clasele încorporate. Toate acestea sunt localizate într-un mediu de executare cunoscut sub numele de ________ . </text:p>
      <text:p text:style-name="P1">4. Ce aplicaţie traduce codul Java în bytecode?</text:p>
      <text:p text:style-name="P5"><text:span text:style-name="T2">    </text:span><text:span text:style-name="T4">a) Javac b) Java c) Javat d) Bytecode</text:span><text:span text:style-name="T3"> </text:span></text:p>
      <text:p text:style-name="P1">5. Care aplicaţie activează interpretarea lui Java bytecode?</text:p>
      <text:p text:style-name="P3">    <text:span text:style-name="T1">a) Java b) Javac c) Javai d) Interpret </text:span></text:p>
      <text:p text:style-name="P1">6. Javascript şi Java sunt:</text:p>
      <text:p text:style-name="P2">a) limbaje diferite b) acelaşi limbaj cu nume diferite c) aceleaşi limbaje folosite pe platforme diferite d) implementări diferite ale aceluiași limbaj </text:p>
      <text:p text:style-name="P1">7. Ce extensie are Java bytecode?</text:p>
      <text:p text:style-name="P2">a) Class b) Java c) Bytecode d) JC</text:p>
      <text:p text:style-name="P4">© Copyright Link group 20 / 22</text:p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Mangal1" svg:font-family="Manga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0:10:04.314000000</dc:date>
    <meta:editing-duration>PT41S</meta:editing-duration>
    <meta:editing-cycles>1</meta:editing-cycles>
    <meta:document-statistic meta:table-count="0" meta:image-count="0" meta:object-count="0" meta:page-count="3" meta:paragraph-count="27" meta:word-count="224" meta:character-count="1613" meta:non-whitespace-character-count="1126"/>
  </office:meta>
</office:document-meta>
</file>